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946" officeooo:paragraph-rsid="0004a946"/>
    </style:style>
    <style:style style:name="P2" style:family="paragraph" style:parent-style-name="Standard">
      <style:text-properties officeooo:rsid="0004a946" officeooo:paragraph-rsid="0004a946"/>
    </style:style>
    <style:style style:name="P3" style:family="paragraph" style:parent-style-name="Standard">
      <style:text-properties officeooo:rsid="00055a59" officeooo:paragraph-rsid="00055a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jour Amine</text:p>
      <text:p text:style-name="P1"/>
      <text:p text:style-name="P1">Je te demande de m’excuser pour samedi dernier, mais je n’aie pas pu me rendre à Bordeaux. A Sanguinet (mi-chemin), la tringlerie de mes essuis glace s’est cassée. Le moteur fonctionnait mais il n’y avait pas de mouvements.</text:p>
      <text:p text:style-name="P1">La météo n’était pas très clémente pour ce jour et j’ai préféré rentré entre 2 accalmies et pouvoir réparer (un copain avait la pièce) Ouf 20,00 E au lieu de 180,00 neuf car il vende l’ensemble, le bloc car tout est serti en usine.</text:p>
      <text:p text:style-name="P1">Problème résolu. Ce qui est bien dans ce genre de problème c’est que l’algorythme est vite réalisé : Il faut relever les manches et mettre les mains dans le camboui.</text:p>
      <text:p text:style-name="P1"/>
      <text:p text:style-name="P1">Je suis sur que ton cours devais être très intéressant. Je vais le rattrapper en rédigeant l’exercice. Si j’ai des questions je passerai par le forum.</text:p>
      <text:p text:style-name="P1"/>
      <text:p text:style-name="P1">A bientôt.</text:p>
      <text:p text:style-name="P1">Noël</text:p>
      <text:p text:style-name="P1"/>
      <text:p text:style-name="P3">Bojour Amine,</text:p>
      <text:p text:style-name="P3">Voilà mon travail, Je vais me consacrer à l’UE sur les réseau pendant 2 jours et je le reprendrai ensuite.</text:p>
      <text:p text:style-name="P3">J’ai encore travailler avec mon ancienne méthode, fichier n, fichier n+1, fichier n+2… Je n’ai pas du tout utilisez Git comme il se doit… Il faut que je change mes habitudes.</text:p>
      <text:p text:style-name="P3"/>
      <text:p text:style-name="P3">A binetôt</text:p>
      <text:p text:style-name="P3">Noë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6:58:20.388000000</meta:creation-date>
    <dc:date>2018-03-22T20:16:25.071000000</dc:date>
    <meta:editing-duration>PT45M49S</meta:editing-duration>
    <meta:editing-cycles>2</meta:editing-cycles>
    <meta:generator>LibreOffice/6.0.1.1$Windows_x86 LibreOffice_project/60bfb1526849283ce2491346ed2aa51c465abfe6</meta:generator>
    <meta:document-statistic meta:table-count="0" meta:image-count="0" meta:object-count="0" meta:page-count="1" meta:paragraph-count="12" meta:word-count="199" meta:character-count="1102" meta:non-whitespace-character-count="915"/>
  </office:meta>
</office:document-meta>
</file>